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b71df"/>
    </style:style>
    <style:style style:name="P2" style:family="paragraph" style:parent-style-name="Standard">
      <style:text-properties officeooo:paragraph-rsid="000ef9c2"/>
    </style:style>
    <style:style style:name="P3" style:family="paragraph" style:parent-style-name="Standard">
      <style:text-properties officeooo:paragraph-rsid="00119f56"/>
    </style:style>
    <style:style style:name="P4" style:family="paragraph" style:parent-style-name="Standard">
      <style:text-properties officeooo:paragraph-rsid="0011ff0e"/>
    </style:style>
    <style:style style:name="P5" style:family="paragraph" style:parent-style-name="Standard">
      <style:text-properties officeooo:paragraph-rsid="00145a32"/>
    </style:style>
    <style:style style:name="P6" style:family="paragraph" style:parent-style-name="Standard">
      <style:text-properties officeooo:paragraph-rsid="001b10b3"/>
    </style:style>
    <style:style style:name="P7" style:family="paragraph" style:parent-style-name="Standard">
      <style:text-properties officeooo:paragraph-rsid="001bc466"/>
    </style:style>
    <style:style style:name="P8" style:family="paragraph" style:parent-style-name="Standard">
      <style:text-properties officeooo:paragraph-rsid="001c0805"/>
    </style:style>
    <style:style style:name="P9" style:family="paragraph" style:parent-style-name="Standard">
      <style:text-properties officeooo:rsid="000ef9c2" officeooo:paragraph-rsid="000ef9c2"/>
    </style:style>
    <style:style style:name="P10" style:family="paragraph" style:parent-style-name="Standard">
      <style:text-properties officeooo:rsid="000ef9c2" officeooo:paragraph-rsid="001c0805"/>
    </style:style>
    <style:style style:name="P11" style:family="paragraph" style:parent-style-name="Standard">
      <style:text-properties officeooo:rsid="0013408e" officeooo:paragraph-rsid="0013408e"/>
    </style:style>
    <style:style style:name="P12" style:family="paragraph" style:parent-style-name="Standard">
      <style:text-properties style:font-name="Times New Roman" officeooo:rsid="0014129a" officeooo:paragraph-rsid="0014129a"/>
    </style:style>
    <style:style style:name="P13" style:family="paragraph" style:parent-style-name="Standard">
      <style:text-properties style:font-name="Times New Roman" officeooo:rsid="001c0805" officeooo:paragraph-rsid="001c0805"/>
    </style:style>
    <style:style style:name="P14" style:family="paragraph" style:parent-style-name="Standard">
      <style:text-properties style:font-name="Times New Roman" officeooo:rsid="001b10b3" officeooo:paragraph-rsid="001b10b3"/>
    </style:style>
    <style:style style:name="P15" style:family="paragraph" style:parent-style-name="Heading_20_2">
      <style:text-properties officeooo:rsid="0011ff0e"/>
    </style:style>
    <style:style style:name="P16" style:family="paragraph" style:parent-style-name="Heading_20_2">
      <style:text-properties style:font-name="Times New Roman" officeooo:rsid="001b10b3" officeooo:paragraph-rsid="001b10b3"/>
    </style:style>
    <style:style style:name="P17" style:family="paragraph" style:parent-style-name="Heading_20_1">
      <style:text-properties officeooo:rsid="000b71df"/>
    </style:style>
    <style:style style:name="P18" style:family="paragraph" style:parent-style-name="Standard" style:list-style-name="L1">
      <style:text-properties officeooo:paragraph-rsid="0013408e"/>
    </style:style>
    <style:style style:name="P19" style:family="paragraph" style:parent-style-name="Standard" style:list-style-name="L1">
      <style:text-properties officeooo:rsid="0013408e" officeooo:paragraph-rsid="0013408e"/>
    </style:style>
    <style:style style:name="P20" style:family="paragraph" style:parent-style-name="Standard" style:list-style-name="L1">
      <style:text-properties style:font-name="Times New Roman" officeooo:rsid="0014129a" officeooo:paragraph-rsid="0014129a"/>
    </style:style>
    <style:style style:name="P21" style:family="paragraph" style:parent-style-name="Standard" style:list-style-name="L2">
      <style:text-properties officeooo:paragraph-rsid="0014129a"/>
    </style:style>
    <style:style style:name="P22" style:family="paragraph" style:parent-style-name="Standard" style:list-style-name="L2">
      <style:text-properties officeooo:paragraph-rsid="00145a32"/>
    </style:style>
    <style:style style:name="P23" style:family="paragraph" style:parent-style-name="Standard" style:list-style-name="L3">
      <style:text-properties officeooo:paragraph-rsid="0014e6a5"/>
    </style:style>
    <style:style style:name="P24" style:family="paragraph" style:parent-style-name="Standard" style:list-style-name="L4">
      <style:text-properties officeooo:paragraph-rsid="0018888f"/>
    </style:style>
    <style:style style:name="P25" style:family="paragraph" style:parent-style-name="Standard" style:list-style-name="L3">
      <style:paragraph-properties fo:margin-left="1.251cm" fo:margin-right="0cm" fo:text-indent="-0.635cm" style:auto-text-indent="false"/>
      <style:text-properties officeooo:paragraph-rsid="0014e6a5"/>
    </style:style>
    <style:style style:name="P26" style:family="paragraph" style:parent-style-name="Standard" style:list-style-name="L3">
      <style:paragraph-properties fo:margin-left="1.251cm" fo:margin-right="0cm" fo:text-indent="-0.635cm" style:auto-text-indent="false"/>
      <style:text-properties officeooo:paragraph-rsid="0018888f"/>
    </style:style>
    <style:style style:name="T1" style:family="text">
      <style:text-properties officeooo:rsid="000b71df"/>
    </style:style>
    <style:style style:name="T2" style:family="text">
      <style:text-properties officeooo:rsid="000c95bd"/>
    </style:style>
    <style:style style:name="T3" style:family="text">
      <style:text-properties officeooo:rsid="000ef9c2"/>
    </style:style>
    <style:style style:name="T4" style:family="text">
      <style:text-properties officeooo:rsid="0010c90e"/>
    </style:style>
    <style:style style:name="T5" style:family="text">
      <style:text-properties fo:font-style="italic" officeooo:rsid="0010c90e" style:font-style-asian="italic" style:font-style-complex="italic"/>
    </style:style>
    <style:style style:name="T6" style:family="text">
      <style:text-properties officeooo:rsid="00119f56"/>
    </style:style>
    <style:style style:name="T7" style:family="text">
      <style:text-properties officeooo:rsid="0011ff0e"/>
    </style:style>
    <style:style style:name="T8" style:family="text">
      <style:text-properties officeooo:rsid="0013408e"/>
    </style:style>
    <style:style style:name="T9" style:family="text">
      <style:text-properties style:font-name="Times New Roman1" officeooo:rsid="0013408e"/>
    </style:style>
    <style:style style:name="T10" style:family="text">
      <style:text-properties style:font-name="Times New Roman1" officeooo:rsid="00189cc3"/>
    </style:style>
    <style:style style:name="T11" style:family="text">
      <style:text-properties style:font-name="Times New Roman1" officeooo:rsid="001c0805"/>
    </style:style>
    <style:style style:name="T12" style:family="text">
      <style:text-properties style:font-name="Times New Roman1" officeooo:rsid="001fa2f9" style:font-name-asian="Times New Roman1" style:font-name-complex="Times New Roman1"/>
    </style:style>
    <style:style style:name="T13" style:family="text">
      <style:text-properties style:font-name="Times New Roman" officeooo:rsid="0013408e"/>
    </style:style>
    <style:style style:name="T14" style:family="text">
      <style:text-properties style:font-name="Times New Roman" officeooo:rsid="0014129a"/>
    </style:style>
    <style:style style:name="T15" style:family="text">
      <style:text-properties style:font-name="Times New Roman" fo:font-style="italic" officeooo:rsid="0014129a" style:font-style-asian="italic" style:font-style-complex="italic"/>
    </style:style>
    <style:style style:name="T16" style:family="text">
      <style:text-properties style:font-name="Times New Roman" fo:font-style="italic" officeooo:rsid="001bc466" style:font-style-asian="italic" style:font-style-complex="italic"/>
    </style:style>
    <style:style style:name="T17" style:family="text">
      <style:text-properties style:font-name="Times New Roman" officeooo:rsid="00145a32"/>
    </style:style>
    <style:style style:name="T18" style:family="text">
      <style:text-properties style:font-name="Times New Roman" officeooo:rsid="0014e6a5"/>
    </style:style>
    <style:style style:name="T19" style:family="text">
      <style:text-properties style:font-name="Times New Roman" officeooo:rsid="0018888f"/>
    </style:style>
    <style:style style:name="T20" style:family="text">
      <style:text-properties style:font-name="Times New Roman" officeooo:rsid="00189cc3"/>
    </style:style>
    <style:style style:name="T21" style:family="text">
      <style:text-properties style:font-name="Times New Roman" officeooo:rsid="001a74b3"/>
    </style:style>
    <style:style style:name="T22" style:family="text">
      <style:text-properties style:font-name="Times New Roman" officeooo:rsid="001b10b3"/>
    </style:style>
    <style:style style:name="T23" style:family="text">
      <style:text-properties style:font-name="Times New Roman" officeooo:rsid="001bc466"/>
    </style:style>
    <style:style style:name="T24" style:family="text">
      <style:text-properties style:font-name="Times New Roman" officeooo:rsid="001c0805"/>
    </style:style>
    <style:style style:name="T25" style:family="text">
      <style:text-properties style:font-name="Times New Roman" officeooo:rsid="001dacbc"/>
    </style:style>
    <style:style style:name="T26" style:family="text">
      <style:text-properties style:text-position="sub 58%" style:font-name="Times New Roman" officeooo:rsid="0014129a"/>
    </style:style>
    <style:style style:name="T27" style:family="text">
      <style:text-properties officeooo:rsid="0018888f"/>
    </style:style>
    <style:style style:name="T28" style:family="text">
      <style:text-properties officeooo:rsid="001a74b3"/>
    </style:style>
    <style:style style:name="T29" style:family="text">
      <style:text-properties officeooo:rsid="001b10b3"/>
    </style:style>
    <style:style style:name="T30" style:family="text">
      <style:text-properties officeooo:rsid="001c0805"/>
    </style:style>
    <style:style style:name="T31" style:family="text">
      <style:text-properties officeooo:rsid="001dacbc"/>
    </style:style>
    <style:style style:name="T32" style:family="text">
      <style:text-properties officeooo:rsid="00203422"/>
    </style:style>
    <style:style style:name="T33" style:family="text">
      <style:text-properties officeooo:rsid="0020906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Raspberry Pi &amp; Arduino</text:h>
      <text:p text:style-name="P1"><text:span text:style-name="T1">While there are many I/O boards under development for the Raspberry Pi, the Arduino is well established, and </text:span><text:span text:style-name="T30">is much </text:span><text:span text:style-name="T31">easier</text:span><text:span text:style-name="T1"> to replace if you </text:span><text:span text:style-name="T2">accidentally </text:span><text:span text:style-name="T1">fry it. This article shows you how talk to an Arduino through Python and the Firmata protocol.</text:span></text:p>
      <text:p text:style-name="P1"><text:span text:style-name="T1">Firmata (</text:span><text:a xlink:type="simple" xlink:href="http://firmata.org/"><text:span text:style-name="T1">http://firmata.org</text:span></text:a><text:span text:style-name="T1">) is a simple serial protocol that allows you to read and write I/O ports on t</text:span><text:span text:style-name="T2">he</text:span><text:span text:style-name="T1"> Arduino from a host computer. It's most often used with the graphical programming language Processing (</text:span><text:a xlink:type="simple" xlink:href="http://processing.org/"><text:span text:style-name="T1">http://processing.org</text:span></text:a><text:span text:style-name="T1">) but there is support for other languages. </text:span><text:span text:style-name="T2">This example combines output (setting the brightness of an LED with a graphical slider) with input (reading the temperature from an LM58).</text:span></text:p>
      <text:h text:style-name="Heading_20_2" text:outline-level="2"><text:span text:style-name="T3">Installing the Arduino IDE </text:span><text:span text:style-name="T4">and Firmata</text:span></text:h>
      <text:p text:style-name="P9">The Arduino IDE is already included in the Raspbian repositories, so you can install it all with:</text:p>
      <text:p text:style-name="P2"><text:span text:style-name="Teletype"><text:span text:style-name="T3">sudo apt-get install arduino</text:span></text:span></text:p>
      <text:p text:style-name="P10">If it's the first time you've run it, the IDE <text:span text:style-name="T33">may</text:span> ask <text:span text:style-name="T32">you </text:span>to create a folder for its programs (called “sketches”).</text:p>
      <text:p text:style-name="P8">Next, you'll have to choose what Arduino board you're using from the <text:span text:style-name="T5">Tools/Board</text:span><text:span text:style-name="T4"> menu (I'm using an Uno, but I've tested this on an older Duemilanove board too). You'll also need to choose which serial port to use from </text:span><text:span text:style-name="T5">Tools/Serial Port</text:span><text:span text:style-name="T4"> — for an Uno that would be </text:span><text:span text:style-name="Teletype"><text:span text:style-name="T4">/dev/ttyACM0</text:span></text:span><text:span text:style-name="T4">, and older boards tend to use </text:span><text:span text:style-name="Teletype"><text:span text:style-name="T4">/dev/ttyUSB0</text:span></text:span><text:span text:style-name="T4">.</text:span></text:p>
      <text:p text:style-name="P8">To install the Firmata sketch onto your Arduino, select <text:span text:style-name="T5">File/Examples/Firmata/StandardFirmata</text:span><text:span text:style-name="T4"> and click the Upload button. The IDE goes off and compiles your sketch, and uploads it. If all you get is blinking lights and a ‘Done uploading’ message, success! If you get any kind of red error messages, then there's likely something up with the connection or power to the Arduino. </text:span><text:span text:style-name="T3">I'd strongly recommend connecting your Arduino either through a powered hub or applying external power, </text:span><text:span text:style-name="T4">as the Raspberry Pi is a bit limited in what it can power over USB.</text:span></text:p>
      <text:h text:style-name="Heading_20_2" text:outline-level="2"><text:span text:style-name="T4">Installing </text:span><text:span text:style-name="T6">pyFirmata</text:span></text:h>
      <text:p text:style-name="P3"><text:span text:style-name="T6">pyFirmata is the magic that allows your Arduino running Firmata to talk to Python. It takes a few more commands to install </text:span><text:span text:style-name="T7">it</text:span><text:span text:style-name="T6">:</text:span></text:p>
      <text:p text:style-name="P4"><text:span text:style-name="Teletype"><text:span text:style-name="T7">sudo apt-get install python-serial mercurial</text:span></text:span></text:p>
      <text:p text:style-name="P4"><text:span text:style-name="Teletype"><text:span text:style-name="T7">hg clone </text:span></text:span><text:a xlink:type="simple" xlink:href="https://bitbucket.org/tino/pyfirmata"><text:span text:style-name="Teletype"><text:span text:style-name="T7">https://bitbucket.org/tino/pyfirmata</text:span></text:span></text:a><text:span text:style-name="Teletype"><text:span text:style-name="T7"> </text:span></text:span></text:p>
      <text:p text:style-name="P4"><text:span text:style-name="Teletype"><text:span text:style-name="T7">cd pyfirmata</text:span></text:span></text:p>
      <text:p text:style-name="P4"><text:span text:style-name="Teletype"><text:span text:style-name="T7">sudo python setup.py install</text:span></text:span></text:p>
      <text:p text:style-name="P4"><text:span text:style-name="T7">If this succeeds, you can remove the pyfirmata folder (</text:span><text:span text:style-name="Teletype"><text:span text:style-name="T7">cd .. ; </text:span></text:span><text:span text:style-name="Teletype"><text:span text:style-name="T33">sudo </text:span></text:span><text:span text:style-name="Teletype"><text:span text:style-name="T7">rm -r pyfirmata</text:span></text:span><text:span text:style-name="T7">).</text:span></text:p>
      <text:h text:style-name="P15" text:outline-level="2">Building the Circuit</text:h>
      <text:p text:style-name="P11">Parts list:</text:p>
      <text:list xml:id="list1312914789" text:style-name="L1">
        <text:list-item>
          <text:p text:style-name="P19">Arduino board</text:p>
        </text:list-item>
        <text:list-item>
          <text:p text:style-name="P19">small solder-less breadboard</text:p>
        </text:list-item>
        <text:list-item>
          <text:p text:style-name="P18"><text:span text:style-name="T8">LM35 temperature sensor (</text:span><text:a xlink:type="simple" xlink:href="http://www.ti.com/product/lm35"><text:span text:style-name="T8">http://www.ti.com/product/lm35</text:span></text:a><text:span text:style-name="T8">)</text:span></text:p>
        </text:list-item>
        <text:list-item>
          <text:p text:style-name="P19">5 mm red LED</text:p>
        </text:list-item>
        <text:list-item>
          <text:p text:style-name="P18"><text:span text:style-name="T8">120 </text:span><text:span text:style-name="T9">Ω</text:span><text:span text:style-name="T13"> resistor</text:span></text:p>
        </text:list-item>
        <text:list-item>
          <text:p text:style-name="P18"><text:span text:style-name="T13">4× </text:span><text:span text:style-name="T14">male-male jumper wires (here coloured red, yellow, blue and black)</text:span></text:p>
        </text:list-item>
        <text:list-item>
          <text:p text:style-name="P20">short-ish breadboard jumper (17.8 mm or 0.7", here coloured black)</text:p>
        </text:list-item>
      </text:list>
      <text:p text:style-name="P12">Place the parts as shown in the diagram:</text:p>
      <text:list xml:id="list1174865845" text:style-name="L2">
        <text:list-item>
          <text:p text:style-name="P21"><text:soft-page-break/><text:span text:style-name="T14">Connect the LM35: +V</text:span><text:span text:style-name="T26">s</text:span><text:span text:style-name="T14"> → </text:span><text:span text:style-name="T24">Arduino </text:span><text:span text:style-name="T14">+5V, V</text:span><text:span text:style-name="T26">out</text:span><text:span text:style-name="T14"> → Arduino pin A0, and GND → </text:span><text:span text:style-name="T17">Arduino </text:span><text:span text:style-name="T14">GND<text:line-break/></text:span><text:span text:style-name="T14">(If you accidentally connect the LM35 the wrong way round, it goes from being a temperature sensor to being a remarkable temperature </text:span><text:span text:style-name="T15">generator</text:span><text:span text:style-name="T14"> — the D-shaped burn </text:span><text:span text:style-name="T20">scar </text:span><text:span text:style-name="T14">on my left index finger </text:span><text:span text:style-name="T24">reminds me of this every day</text:span><text:span text:style-name="T12">…</text:span><text:span text:style-name="T14">)</text:span></text:p>
        </text:list-item>
        <text:list-item>
          <text:p text:style-name="P22"><text:span text:style-name="T14">Connect the LED: anode (long wire) → Arduino pin D3, </text:span><text:span text:style-name="T17">cathode (short wire, flat side)</text:span><text:span text:style-name="T14"> </text:span><text:span text:style-name="T17">through </text:span><text:span text:style-name="T24">the</text:span><text:span text:style-name="T17"> </text:span><text:span text:style-name="T13">120 </text:span><text:span text:style-name="T9">Ω</text:span><text:span text:style-name="T13"> resistor </text:span><text:span text:style-name="T17">to Arduino </text:span><text:span text:style-name="T14">GND.</text:span></text:p>
        </text:list-item>
      </text:list>
      <text:h text:style-name="Heading_20_2" text:outline-level="2"><text:span text:style-name="T24">Running </text:span><text:span text:style-name="T17">the code</text:span></text:h>
      <text:p text:style-name="P13">With your Arduino plugged in, and the circuit wired up, you run the program like this:</text:p>
      <text:p text:style-name="P8"><text:span text:style-name="Teletype"><text:span text:style-name="T30">python </text:span></text:span><text:span text:style-name="Teletype"><text:span text:style-name="T31">ar</text:span></text:span><text:span text:style-name="Teletype"><text:span text:style-name="T30">duino_firmata_tk.py</text:span></text:span></text:p>
      <text:p text:style-name="P8"><text:span text:style-name="T24">It will take a few seconds for the window to come up, and once it does, you can control the LED's brightness with the slider on screen. The LED doesn't seem to get much brighter above 33%, you'll notice; there isn't a straight-line link between brightness and PWM input voltage. If you touch the LM35, you'll notice the temperature reading changing. </text:span><text:span text:style-name="T25">LM35 sensors are a bit noisy, so you might notice the numbers jumping about. Once you're done, hit the window close widget, and everything should exit cleanly.</text:span></text:p>
      <text:p text:style-name="P5"><text:span text:style-name="T17">The Python code </text:span><text:span text:style-name="T18">does </text:span><text:span text:style-name="T19">three</text:span><text:span text:style-name="T18"> main tasks:</text:span></text:p>
      <text:list xml:id="list268602797" text:style-name="L3">
        <text:list-item>
          <text:p text:style-name="P23"><text:span text:style-name="T18">Set up serial communications and configure the Arduino's I/O pins. Two important details we have to do here is set up an iterator thread to stop the Raspberry Pi's serial buffer overflowing </text:span><text:span text:style-name="T21">while it receives data from the Arduino</text:span><text:span text:style-name="T18">, and also to </text:span><text:span text:style-name="T24">wait for the Arduino to start sending real data before we move on to the main program</text:span><text:span text:style-name="T18">.</text:span></text:p>
        </text:list-item>
        <text:list-item>
          <text:p text:style-name="P25"><text:span text:style-name="T18">Define three functions to be called </text:span><text:span text:style-name="T19">by the GUI:</text:span></text:p>
        </text:list-item>
      </text:list>
      <text:list xml:id="list807063232" text:style-name="L4">
        <text:list-item>
          <text:p text:style-name="P24"><text:span text:style-name="Teletype"><text:span text:style-name="T27">get_temp()</text:span></text:span><text:span text:style-name="T19"> — </text:span><text:span text:style-name="T20">this reads the value from Arduino pin A0, converts it to </text:span><text:span text:style-name="T10">°C, and updates the label at the bottom of the window. If you're familiar with Arduino, pyFirmata returns analogue values between 0.0 and 1.0 </text:span><text:span text:style-name="T11">instead of the</text:span><text:span text:style-name="T10"> integer range 0-1023. This routine ends by asking the main Tk process to reschedule itself after half a second (500 ms), and that way we keep updating the temperature display separate from the main loop.</text:span></text:p>
        </text:list-item>
        <text:list-item>
          <text:p text:style-name="P24"><text:span text:style-name="Teletype"><text:span text:style-name="T27">set_brightness()</text:span></text:span><text:span text:style-name="T19"> — </text:span><text:span text:style-name="T20">this converts the 0-100 value from the GUI's Scale slider widget to a 0.0-1.0 floating point range, and writes it to pin D3.</text:span></text:p>
        </text:list-item>
        <text:list-item>
          <text:p text:style-name="P24"><text:span text:style-name="Teletype"><text:span text:style-name="T27">cleanup()</text:span></text:span><text:span text:style-name="T19"> — </text:span><text:span text:style-name="T20">all this routine does is turn the LED off, and tries to shut down the program neatly. It doesn't always quite manage to do this, however; sometimes you have to </text:span><text:span text:style-name="T22">h</text:span><text:span text:style-name="T20">it Ctrl-C in the terminal window </text:span><text:span text:style-name="T24">too</text:span><text:span text:style-name="T20">.</text:span></text:p>
        </text:list-item>
      </text:list>
      <text:list xml:id="list1084930026" text:continue-list="list268602797" text:style-name="L3">
        <text:list-item>
          <text:p text:style-name="P26"><text:span text:style-name="T19">Set up the Tkinter GUI. </text:span><text:span text:style-name="T21">Tk (and its Python version, Tkinter) is quite an old GUI system, but is also quite simple to use. It relies on each widget (or graphical control) to run a callback routine or set a variable's value as it is clicked or changed. So here, I'm setting up a 400 pixel wide Scale slider that calls the routine </text:span><text:span text:style-name="Teletype"><text:span text:style-name="T28">set_brightness()</text:span></text:span><text:span text:style-name="T21"> with the current value of the slider as it changes. Moved fully to the </text:span><text:span text:style-name="T24">right</text:span><text:span text:style-name="T21">, </text:span><text:span text:style-name="T24">the slide</text:span><text:span text:style-name="T21"> would call </text:span><text:span text:style-name="Teletype"><text:span text:style-name="T28">set_brightness(100</text:span></text:span><text:span text:style-name="Teletype"><text:span text:style-name="T30">)</text:span></text:span><text:span text:style-name="T21">, </text:span><text:span text:style-name="T24">turning the LED fully on.</text:span><text:span text:style-name="T21"> Since the window is so simple – just one Scale widget and a label — I'm using Tk's </text:span><text:span text:style-name="T24">crude</text:span><text:span text:style-name="T21"> </text:span><text:span text:style-name="Teletype"><text:span text:style-name="T28">pack()</text:span></text:span><text:span text:style-name="T21"> method to arrange items in the window. It first draws the items, then packs them together, Tetris-like, into the window fram</text:span><text:span text:style-name="T22">e. Once it's done that, it schedules the first temperature reading (which schedules the next, and so on)</text:span><text:span text:style-name="T21">, </text:span><text:span text:style-name="T22">then final</text:span><text:span text:style-name="T23">ly</text:span><text:span text:style-name="T22"> sits in the Tk </text:span><text:span text:style-name="Teletype"><text:span text:style-name="T29">mainloop()</text:span></text:span><text:span text:style-name="T22"> for the rest of the program, responding to your input.</text:span></text:p>
        </text:list-item>
      </text:list>
      <text:h text:style-name="P16" text:outline-level="2">Further directions</text:h>
      <text:p text:style-name="P6"><text:span text:style-name="T22">This is a very simple example of controlling an Arduino from Python. While Firmata can control more complex outputs such as servos, it does take over the whole logic processing of the Arduino board. Any </text:span><text:soft-page-break/><text:span text:style-name="T22">sensor that requires complex setup or real-time control isn't going to work so well. That aside, you've </text:span><text:span text:style-name="T22">now got all the power of the Raspberry Pi hooked up to the simple robustness of the Arduino; the sky's not even the limit!</text:span></text:p>
      <text:p text:style-name="P14"/>
      <text:p text:style-name="P14">Article by Stewart C. Russell</text:p>
      <text:p text:style-name="P7"><text:span text:style-name="T16">Stewart C. Russell lives in Toronto, where he engineers wind farms and solar power plants. When he's not lurking in the world's sunny/windy places, he's at home on amateur radio (call sign VA3PID), playing banjo, fiddling with computers, or avoiding gardening. His website is </text:span><text:a xlink:type="simple" xlink:href="http://scruss.com/blog/"><text:span text:style-name="T16">http://scruss.com/blo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03T09:04:43</meta:creation-date>
    <meta:editing-cycles>8</meta:editing-cycles>
    <meta:editing-duration>PT6H23M19S</meta:editing-duration>
    <dc:title>Raspberry Pi &amp; Arduino</dc:title>
    <dc:date>2012-09-03T17:56:07</dc:date>
    <meta:generator>LibreOffice/3.6$MacOSX_x86 LibreOffice_project/932b512-69e3009-7a10e5c-fc86223-a55908</meta:generator>
    <meta:document-statistic meta:table-count="0" meta:image-count="0" meta:object-count="0" meta:page-count="3" meta:paragraph-count="43" meta:word-count="1120" meta:character-count="6492" meta:non-whitespace-character-count="5429"/>
  </office:meta>
</office:document-meta>
</file>